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11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02cm" fo:min-width="3.31cm" draw:shadow="visible" draw:shadow-color="#cccccc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11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M+ 1m" fo:font-size="5pt" style:font-size-asian="5pt" style:font-size-complex="5pt"/>
    </style:style>
    <style:style style:name="P2" style:family="paragraph">
      <style:paragraph-properties fo:text-align="center" style:writing-mode="lr-tb"/>
      <style:text-properties style:font-name="M+ 1m" fo:font-size="10pt" style:font-size-asian="10pt" style:font-size-complex="10pt"/>
    </style:style>
    <style:style style:name="P3" style:family="paragraph">
      <loext:graphic-properties draw:fill-color="#000000"/>
      <style:paragraph-properties fo:text-align="center" style:writing-mode="lr-tb"/>
      <style:text-properties style:font-name="M+ 1m"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7pt"/>
    </style:style>
    <style:style style:name="P6" style:family="paragraph">
      <loext:graphic-properties draw:fill="none" draw:fill-color="#ffffff"/>
      <style:paragraph-properties style:writing-mode="lr-tb"/>
      <style:text-properties style:font-name="M+ 1m" fo:font-size="7pt" style:font-size-asian="5pt" style:font-size-complex="5pt"/>
    </style:style>
    <style:style style:name="P7" style:family="paragraph">
      <loext:graphic-properties draw:fill="none" draw:fill-color="#ffffff"/>
      <style:paragraph-properties style:writing-mode="lr-tb"/>
      <style:text-properties style:font-name="M+ 1m" fo:font-size="8pt" style:font-size-asian="5pt" style:font-size-complex="5pt"/>
    </style:style>
    <style:style style:name="T1" style:family="text">
      <style:text-properties fo:color="#a90d91" loext:opacity="100%" style:font-name="M+ 1m" fo:font-size="5pt" style:font-size-asian="5pt" style:font-size-complex="5pt"/>
    </style:style>
    <style:style style:name="T2" style:family="text">
      <style:text-properties fo:color="#000000" loext:opacity="100%" style:font-name="M+ 1m" fo:font-size="5pt" style:font-size-asian="5pt" style:font-size-complex="5pt"/>
    </style:style>
    <style:style style:name="T3" style:family="text">
      <style:text-properties fo:color="#3f6e75" loext:opacity="100%" style:font-name="M+ 1m" fo:font-size="5pt" style:font-size-asian="5pt" style:font-size-complex="5pt"/>
    </style:style>
    <style:style style:name="T4" style:family="text">
      <style:text-properties fo:color="#c41a16" loext:opacity="100%" style:font-name="M+ 1m" fo:font-size="5pt" style:font-size-asian="5pt" style:font-size-complex="5pt"/>
    </style:style>
    <style:style style:name="T5" style:family="text">
      <style:text-properties fo:color="#1c01ce" loext:opacity="100%" style:font-name="M+ 1m" fo:font-size="5pt" style:font-size-asian="5pt" style:font-size-complex="5pt"/>
    </style:style>
    <style:style style:name="T6" style:family="text">
      <style:text-properties fo:color="#5b269a" loext:opacity="100%" style:font-name="M+ 1m" fo:font-size="5pt" style:font-size-asian="5pt" style:font-size-complex="5pt"/>
    </style:style>
    <style:style style:name="T7" style:family="text">
      <style:text-properties fo:color="#177500" loext:opacity="100%" style:font-name="M+ 1m" fo:font-size="5pt" style:font-size-asian="5pt" style:font-size-complex="5pt"/>
    </style:style>
    <style:style style:name="T8" style:family="text">
      <style:text-properties style:font-name="M+ 1m" fo:font-size="10pt" style:font-size-asian="10pt" style:font-size-complex="10pt"/>
    </style:style>
    <style:style style:name="T9" style:family="text">
      <style:text-properties fo:color="#a90d91" loext:opacity="100%" style:font-name="M+ 1m" style:font-size-asian="5pt" style:font-size-complex="5pt"/>
    </style:style>
    <style:style style:name="T10" style:family="text">
      <style:text-properties fo:color="#000000" loext:opacity="100%" style:font-name="M+ 1m" style:font-size-asian="5pt" style:font-size-complex="5pt"/>
    </style:style>
    <style:style style:name="T11" style:family="text">
      <style:text-properties fo:color="#1c01ce" loext:opacity="100%" style:font-name="M+ 1m" style:font-size-asian="5pt" style:font-size-complex="5pt"/>
    </style:style>
    <style:style style:name="T12" style:family="text">
      <style:text-properties fo:color="#c41a16" loext:opacity="100%" style:font-name="M+ 1m" style:font-size-asian="5pt" style:font-size-complex="5pt"/>
    </style:style>
    <style:style style:name="T13" style:family="text">
      <style:text-properties fo:color="#3f6e75" loext:opacity="100%" style:font-name="M+ 1m" style:font-size-asian="5pt" style:font-size-complex="5pt"/>
    </style:style>
    <style:style style:name="T14" style:family="text">
      <style:text-properties fo:color="#177500" loext:opacity="100%" style:font-name="M+ 1m" style:font-size-asian="5pt" style:font-size-complex="5pt"/>
    </style:style>
    <style:style style:name="T15" style:family="text">
      <style:text-properties fo:color="#a90d91" loext:opacity="100%" style:font-name="M+ 1m" fo:font-size="8pt" style:font-size-asian="5pt" style:font-size-complex="5pt"/>
    </style:style>
    <style:style style:name="T16" style:family="text">
      <style:text-properties fo:color="#000000" loext:opacity="100%" style:font-name="M+ 1m" fo:font-size="8pt" style:font-size-asian="5pt" style:font-size-complex="5pt"/>
    </style:style>
    <style:style style:name="T17" style:family="text">
      <style:text-properties fo:color="#c41a16" loext:opacity="100%" style:font-name="M+ 1m" fo:font-size="8pt" style:font-size-asian="5pt" style:font-size-complex="5pt"/>
    </style:style>
    <style:style style:name="T18" style:family="text">
      <style:text-properties fo:color="#000000" loext:opacity="100%" style:font-name="M+ 1m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5.461cm" svg:x="0cm" svg:y="0.145cm">
          <draw:text-box>
            <text:p><text:span text:style-name="T1">import</text:span><text:span text:style-name="T2"> random</text:span></text:p>
            <text:p><text:span text:style-name="T1">import</text:span><text:span text:style-name="T2"> json</text:span></text:p>
            <text:p><text:span text:style-name="T1">from</text:span><text:span text:style-name="T2"> pathlib </text:span><text:span text:style-name="T1">import</text:span><text:span text:style-name="T2"> Path</text:span></text:p>
            <text:p><text:span text:style-name="T1">from</text:span><text:span text:style-name="T2"> typing </text:span><text:span text:style-name="T1">import</text:span><text:span text:style-name="T2"> *</text:span></text:p>
            <text:p><text:span text:style-name="T2"/></text:p>
            <text:p><text:span text:style-name="T1">import</text:span><text:span text:style-name="T2"> cv2</text:span></text:p>
            <text:p><text:span text:style-name="T1">import</text:span><text:span text:style-name="T2"> gym</text:span></text:p>
            <text:p><text:span text:style-name="T1">import</text:span><text:span text:style-name="T2"> numpy </text:span><text:span text:style-name="T1">as</text:span><text:span text:style-name="T2"> np</text:span></text:p>
            <text:p><text:span text:style-name="T1">from</text:span><text:span text:style-name="T2"> gym </text:span><text:span text:style-name="T1">import</text:span><text:span text:style-name="T2"> spaces</text:span></text:p>
            <text:p><text:span text:style-name="T1">from</text:span><text:span text:style-name="T2"> nptyping </text:span><text:span text:style-name="T1">import</text:span><text:span text:style-name="T2"> NDArray</text:span></text:p>
            <text:p><text:span text:style-name="T1">from</text:span><text:span text:style-name="T2"> numpy </text:span><text:span text:style-name="T1">import</text:span><text:span text:style-name="T2"> array</text:span></text:p>
            <text:p><text:span text:style-name="T1">from</text:span><text:span text:style-name="T2"> rich </text:span><text:span text:style-name="T1">import</text:span><text:span text:style-name="T2"> </text:span><text:span text:style-name="T1">print</text:span></text:p>
            <text:p><text:span text:style-name="T2"/></text:p>
            <text:p><text:span text:style-name="T1">from</text:span><text:span text:style-name="T2"> detect </text:span><text:span text:style-name="T1">import</text:span><text:span text:style-name="T2"> brightness_of, contrast_of, detect_edges, grayscale_of</text:span></text:p>
            <text:p><text:span text:style-name="T2"/></text:p>
            <text:p><text:span text:style-name="T2"/></text:p>
            <text:p><text:span text:style-name="T1">class</text:span><text:span text:style-name="T2"> </text:span><text:span text:style-name="T3">EdgeDetectionEnv</text:span><text:span text:style-name="T2">(gym.Env):</text:span></text:p>
            <text:p><text:span text:style-name="T2"><text:s text:c="4"/></text:span><text:span text:style-name="T2">metadata = {</text:span><text:span text:style-name="T4">"render_modes"</text:span><text:span text:style-name="T2">: [</text:span><text:span text:style-name="T4">"human"</text:span><text:span text:style-name="T2">, </text:span><text:span text:style-name="T4">"rgb_array"</text:span><text:span text:style-name="T2">], </text:span><text:span text:style-name="T4">"render_fps"</text:span><text:span text:style-name="T2">: </text:span><text:span text:style-name="T5">4</text:span><text:span text:style-name="T2">}</text:span></text:p>
            <text:p><text:span text:style-name="T2"/></text:p>
            <text:p><text:span text:style-name="T2"><text:s text:c="4"/></text:span><text:span text:style-name="T1">def</text:span><text:span text:style-name="T2"> pick_from_dataset(</text:span><text:span text:style-name="T6">self</text:span><text:span text:style-name="T2">) -&gt; NDArray:</text:span></text:p>
            <text:p><text:span text:style-name="T2"><text:s text:c="8"/></text:span><text:span text:style-name="T6">self</text:span><text:span text:style-name="T2">.current_image_name = random.choice(</text:span><text:span text:style-name="T6">self</text:span><text:span text:style-name="T2">.dataset)</text:span></text:p>
            <text:p><text:span text:style-name="T2"><text:s text:c="8"/></text:span><text:span text:style-name="T1">return</text:span><text:span text:style-name="T2"> </text:span><text:span text:style-name="T6">self</text:span><text:span text:style-name="T2">.preprocess(cv2.imread(</text:span><text:span text:style-name="T6">self</text:span><text:span text:style-name="T2">.current_image_name))</text:span></text:p>
            <text:p><text:span text:style-name="T2"><text:s text:c="4"/></text:span></text:p>
            <text:p><text:span text:style-name="T2"><text:s text:c="4"/></text:span><text:span text:style-name="T2">@property</text:span></text:p>
            <text:p><text:span text:style-name="T2"><text:s text:c="4"/></text:span><text:span text:style-name="T1">def</text:span><text:span text:style-name="T2"> dataset_size(</text:span><text:span text:style-name="T6">self</text:span><text:span text:style-name="T2">) -&gt; </text:span><text:span text:style-name="T1">int</text:span><text:span text:style-name="T2">:</text:span></text:p>
            <text:p><text:span text:style-name="T2"><text:s text:c="8"/></text:span><text:span text:style-name="T1">return</text:span><text:span text:style-name="T2"> </text:span><text:span text:style-name="T1">len</text:span><text:span text:style-name="T2">(</text:span><text:span text:style-name="T6">self</text:span><text:span text:style-name="T2">.dataset)</text:span></text:p>
            <text:p><text:span text:style-name="T2"/></text:p>
            <text:p><text:span text:style-name="T2"><text:s text:c="4"/></text:span><text:span text:style-name="T1">def</text:span><text:span text:style-name="T2"> preprocess(</text:span><text:span text:style-name="T6">self</text:span><text:span text:style-name="T2">, image: NDArray) -&gt; NDArray:</text:span></text:p>
            <text:p><text:span text:style-name="T2"><text:s text:c="8"/></text:span><text:span text:style-name="T4">"""</text:span></text:p>
            <text:p><text:span text:style-name="T4"><text:s text:c="8"/></text:span><text:span text:style-name="T4">Resize the image to the biggest dimensions of the dataset</text:span></text:p>
            <text:p><text:span text:style-name="T4"><text:s text:c="8"/></text:span><text:span text:style-name="T4">"""</text:span></text:p>
            <text:p><text:span text:style-name="T2"><text:s text:c="8"/></text:span><text:span text:style-name="T2">width, height = image.shape[:</text:span><text:span text:style-name="T5">2</text:span><text:span text:style-name="T2">]</text:span></text:p>
            <text:p><text:span text:style-name="T2"><text:s text:c="8"/></text:span><text:span text:style-name="T1">if</text:span><text:span text:style-name="T2"> width == </text:span><text:span text:style-name="T6">self</text:span><text:span text:style-name="T2">.image_dimensions[</text:span><text:span text:style-name="T5">0</text:span><text:span text:style-name="T2">] and height == </text:span><text:span text:style-name="T6">self</text:span><text:span text:style-name="T2">.image_dimensions[</text:span><text:span text:style-name="T5">1</text:span><text:span text:style-name="T2">]:</text:span></text:p>
            <text:p><text:span text:style-name="T2"><text:s text:c="12"/></text:span><text:span text:style-name="T1">return</text:span><text:span text:style-name="T2"> image</text:span></text:p>
            <text:p><text:span text:style-name="T2"/></text:p>
            <text:p><text:span text:style-name="T2"><text:s text:c="8"/></text:span><text:span text:style-name="T1">print</text:span><text:span text:style-name="T2">(</text:span><text:span text:style-name="T4">f"preprocess: resizing: {</text:span><text:span text:style-name="T2">width</text:span><text:span text:style-name="T4">}×{</text:span><text:span text:style-name="T2">height</text:span><text:span text:style-name="T4">} -&gt; {</text:span><text:span text:style-name="T6">self</text:span><text:span text:style-name="T2">.image_dimensions</text:span><text:span text:style-name="T4">}"</text:span><text:span text:style-name="T2">)</text:span></text:p>
            <text:p><text:span text:style-name="T2"><text:s text:c="8"/></text:span><text:span text:style-name="T1">return</text:span><text:span text:style-name="T2"> cv2.resize(image, </text:span><text:span text:style-name="T6">self</text:span><text:span text:style-name="T2">.image_dimensions)</text:span></text:p>
            <text:p><text:span text:style-name="T2"/></text:p>
            <text:p><text:span text:style-name="T2"><text:s text:c="4"/></text:span><text:span text:style-name="T1">def</text:span><text:span text:style-name="T2"> biggest_dimensions(</text:span><text:span text:style-name="T6">self</text:span><text:span text:style-name="T2">, dataset: </text:span><text:span text:style-name="T1">list</text:span><text:span text:style-name="T2">[</text:span><text:span text:style-name="T1">str</text:span><text:span text:style-name="T2">]) -&gt; Tuple[</text:span><text:span text:style-name="T1">int</text:span><text:span text:style-name="T2">, </text:span><text:span text:style-name="T1">int</text:span><text:span text:style-name="T2">]:</text:span></text:p>
            <text:p><text:span text:style-name="T2"><text:s text:c="8"/></text:span><text:span text:style-name="T2">biggest_width = biggest_height = </text:span><text:span text:style-name="T5">0</text:span></text:p>
            <text:p><text:span text:style-name="T2"><text:s text:c="8"/></text:span><text:span text:style-name="T1">for</text:span><text:span text:style-name="T2"> image in dataset:</text:span></text:p>
            <text:p><text:span text:style-name="T2"><text:s text:c="12"/></text:span><text:span text:style-name="T2">width, height = cv2.imread(image).shape[:</text:span><text:span text:style-name="T5">2</text:span><text:span text:style-name="T2">]</text:span></text:p>
            <text:p><text:span text:style-name="T2"><text:s text:c="12"/></text:span><text:span text:style-name="T1">if</text:span><text:span text:style-name="T2"> width &gt; biggest_width:</text:span></text:p>
            <text:p><text:span text:style-name="T2"><text:s text:c="16"/></text:span><text:span text:style-name="T2">biggest_width = width</text:span></text:p>
            <text:p><text:span text:style-name="T2"><text:s text:c="12"/></text:span><text:span text:style-name="T1">if</text:span><text:span text:style-name="T2"> height &gt; biggest_height:</text:span></text:p>
            <text:p><text:span text:style-name="T2"><text:s text:c="16"/></text:span><text:span text:style-name="T2">biggest_height = height</text:span></text:p>
            <text:p><text:span text:style-name="T2"><text:s text:c="8"/></text:span><text:span text:style-name="T1">return</text:span><text:span text:style-name="T2"> biggest_width, biggest_height</text:span></text:p>
            <text:p><text:span text:style-name="T2"/></text:p>
            <text:p><text:span text:style-name="T2"><text:s text:c="4"/></text:span><text:span text:style-name="T1">def</text:span><text:span text:style-name="T2"> done(</text:span><text:span text:style-name="T6">self</text:span><text:span text:style-name="T2">) -&gt; </text:span><text:span text:style-name="T1">bool</text:span><text:span text:style-name="T2">:</text:span></text:p>
            <text:p><text:span text:style-name="T2"><text:s text:c="8"/></text:span><text:span text:style-name="T1">return</text:span><text:span text:style-name="T2"> </text:span><text:span text:style-name="T1">int</text:span><text:span text:style-name="T2">(brightness_of(</text:span><text:span text:style-name="T6">self</text:span><text:span text:style-name="T2">.edges)) in </text:span><text:span text:style-name="T1">range</text:span><text:span text:style-name="T2">(</text:span></text:p>
            <text:p><text:span text:style-name="T2"><text:s text:c="12"/></text:span><text:span text:style-name="T2">*</text:span><text:span text:style-name="T6">self</text:span><text:span text:style-name="T2">.acceptable_brightness_range</text:span></text:p>
            <text:p><text:span text:style-name="T2"><text:s text:c="8"/></text:span><text:span text:style-name="T2">)</text:span></text:p>
            <text:p><text:span text:style-name="T2"><text:s text:c="4"/></text:span></text:p>
            <text:p><text:span text:style-name="T2"><text:s text:c="4"/></text:span><text:span text:style-name="T1">def</text:span><text:span text:style-name="T2"> save_settings(</text:span><text:span text:style-name="T6">self</text:span><text:span text:style-name="T2">, agent_name: </text:span><text:span text:style-name="T1">str</text:span><text:span text:style-name="T2">, into: Path):</text:span></text:p>
            <text:p><text:span text:style-name="T2"><text:s text:c="8"/></text:span><text:span text:style-name="T7"># Used to encode int64 and other numpy number types</text:span></text:p>
            <text:p><text:span text:style-name="T2"><text:s text:c="8"/></text:span><text:span text:style-name="T1">def</text:span><text:span text:style-name="T2"> numpy_encoder(</text:span><text:span text:style-name="T1">object</text:span><text:span text:style-name="T2">):</text:span></text:p>
            <text:p><text:span text:style-name="T2"><text:s text:c="12"/></text:span><text:span text:style-name="T1">if</text:span><text:span text:style-name="T2"> </text:span><text:span text:style-name="T1">isinstance</text:span><text:span text:style-name="T2">(</text:span><text:span text:style-name="T1">object</text:span><text:span text:style-name="T2">, np.generic):</text:span></text:p>
            <text:p><text:span text:style-name="T2"><text:s text:c="16"/></text:span><text:span text:style-name="T1">return</text:span><text:span text:style-name="T2"> </text:span><text:span text:style-name="T1">object</text:span><text:span text:style-name="T2">.item()</text:span></text:p>
            <text:p><text:span text:style-name="T2"><text:s text:c="8"/></text:span><text:span text:style-name="T1">assert</text:span><text:span text:style-name="T2"> </text:span><text:span text:style-name="T6">self</text:span><text:span text:style-name="T2">.current_image_name is not </text:span><text:span text:style-name="T1">None</text:span></text:p>
            <text:p><text:span text:style-name="T2"><text:s text:c="8"/></text:span><text:span text:style-name="T2">save_as = into / agent_name / Path(</text:span><text:span text:style-name="T6">self</text:span><text:span text:style-name="T2">.current_image_name).stem</text:span></text:p>
            <text:p><text:span text:style-name="T2"><text:s text:c="8"/></text:span><text:span text:style-name="T2">save_as.parent.mkdir(parents=</text:span><text:span text:style-name="T1">True</text:span><text:span text:style-name="T2">, exist_ok=</text:span><text:span text:style-name="T1">True</text:span><text:span text:style-name="T2">)</text:span></text:p>
            <text:p><text:span text:style-name="T2"><text:s text:c="8"/></text:span><text:span text:style-name="T2">Path(</text:span><text:span text:style-name="T4">f"{</text:span><text:span text:style-name="T2">save_as</text:span><text:span text:style-name="T4">}--info.json"</text:span><text:span text:style-name="T2">).write_text(json.dumps(</text:span><text:span text:style-name="T6">self</text:span><text:span text:style-name="T2">.info, default=numpy_encoder))</text:span></text:p>
            <text:p><text:span text:style-name="T2"><text:s text:c="8"/></text:span><text:span text:style-name="T2">cv2.imwrite(</text:span><text:span text:style-name="T4">f"{</text:span><text:span text:style-name="T2">save_as</text:span><text:span text:style-name="T4">}--source.png"</text:span><text:span text:style-name="T2">, </text:span><text:span text:style-name="T6">self</text:span><text:span text:style-name="T2">.source)</text:span></text:p>
            <text:p><text:span text:style-name="T2"><text:s text:c="8"/></text:span><text:span text:style-name="T2">cv2.imwrite(</text:span><text:span text:style-name="T4">f"{</text:span><text:span text:style-name="T2">save_as</text:span><text:span text:style-name="T4">}--edges.png"</text:span><text:span text:style-name="T2">, </text:span><text:span text:style-name="T6">self</text:span><text:span text:style-name="T2">.edges)</text:span></text:p>
            <text:p><text:span text:style-name="T2"><text:s text:c="8"/></text:span><text:span text:style-name="T2">cv2.imwrite(</text:span><text:span text:style-name="T4">f"{</text:span><text:span text:style-name="T2">save_as</text:span><text:span text:style-name="T4">}--original-source.png"</text:span><text:span text:style-name="T2">, </text:span><text:span text:style-name="T6">self</text:span><text:span text:style-name="T2">.original_source)</text:span></text:p>
            <text:p><text:span text:style-name="T2"/></text:p>
            <text:p><text:span text:style-name="T2"><text:s text:c="4"/></text:span><text:span text:style-name="T1">def</text:span><text:span text:style-name="T2"> __init__(</text:span></text:p>
            <text:p><text:span text:style-name="T2"><text:s text:c="8"/></text:span><text:span text:style-name="T6">self</text:span><text:span text:style-name="T2">,</text:span></text:p>
            <text:p><text:span text:style-name="T2"><text:s text:c="8"/></text:span><text:span text:style-name="T2">render_mode: Union[</text:span><text:span text:style-name="T1">str</text:span><text:span text:style-name="T2">, </text:span><text:span text:style-name="T1">None</text:span><text:span text:style-name="T2">],</text:span></text:p>
            <text:p><text:span text:style-name="T2"><text:s text:c="8"/></text:span><text:span text:style-name="T2">acceptable_brightness_range: Tuple[</text:span><text:span text:style-name="T1">int</text:span><text:span text:style-name="T2">, </text:span><text:span text:style-name="T1">int</text:span><text:span text:style-name="T2">],</text:span></text:p>
            <text:p><text:span text:style-name="T2"><text:s text:c="8"/></text:span><text:span text:style-name="T2">dataset: Path,</text:span></text:p>
            <text:p><text:span text:style-name="T2"><text:s text:c="8"/></text:span><text:span text:style-name="T2">max_increment: </text:span><text:span text:style-name="T1">int</text:span><text:span text:style-name="T2"> = </text:span><text:span text:style-name="T5">5</text:span><text:span text:style-name="T2">,</text:span></text:p>
            <text:p><text:span text:style-name="T2"><text:s text:c="4"/></text:span><text:span text:style-name="T2">):</text:span></text:p>
            <text:p><text:span text:style-name="T2"><text:s text:c="8"/></text:span><text:span text:style-name="T1">assert</text:span><text:span text:style-name="T2"> render_mode is </text:span><text:span text:style-name="T1">None</text:span><text:span text:style-name="T2"> or render_mode in </text:span><text:span text:style-name="T6">self</text:span><text:span text:style-name="T2">.metadata[</text:span><text:span text:style-name="T4">"render_modes"</text:span><text:span text:style-name="T2">]</text:span></text:p>
            <text:p><text:span text:style-name="T2"/></text:p>
            <text:p><text:span text:style-name="T2"><text:s text:c="8"/></text:span><text:span text:style-name="T6">self</text:span><text:span text:style-name="T2">.dataset = [</text:span><text:span text:style-name="T1">str</text:span><text:span text:style-name="T2">(f) </text:span><text:span text:style-name="T1">for</text:span><text:span text:style-name="T2"> f in dataset.iterdir() </text:span><text:span text:style-name="T1">if</text:span><text:span text:style-name="T2"> f.is_file()]</text:span></text:p>
            <text:p><text:span text:style-name="T2"><text:s text:c="8"/></text:span><text:span text:style-name="T6">self</text:span><text:span text:style-name="T2">.current_image_name = </text:span><text:span text:style-name="T1">None</text:span></text:p>
            <text:p><text:span text:style-name="T2"><text:s text:c="8"/></text:span><text:span text:style-name="T6">self</text:span><text:span text:style-name="T2">.thresholds = [</text:span><text:span text:style-name="T5">100</text:span><text:span text:style-name="T2">, </text:span><text:span text:style-name="T5">100</text:span><text:span text:style-name="T2">]</text:span></text:p>
            <text:p><text:span text:style-name="T2"><text:s text:c="8"/></text:span><text:span text:style-name="T6">self</text:span><text:span text:style-name="T2">.brightness_boost = </text:span><text:span text:style-name="T5">0</text:span></text:p>
            <text:p><text:span text:style-name="T2"><text:s text:c="8"/></text:span><text:span text:style-name="T6">self</text:span><text:span text:style-name="T2">.contrast_multiplier = </text:span><text:span text:style-name="T5">1</text:span></text:p>
            <text:p><text:span text:style-name="T2"><text:s text:c="8"/></text:span><text:span text:style-name="T6">self</text:span><text:span text:style-name="T2">.acceptable_brightness_range = acceptable_brightness_range</text:span></text:p>
            <text:p><text:span text:style-name="T2"><text:s text:c="8"/></text:span><text:span text:style-name="T6">self</text:span><text:span text:style-name="T2">.image_dimensions = </text:span><text:span text:style-name="T6">self</text:span><text:span text:style-name="T2">.biggest_dimensions(</text:span><text:span text:style-name="T6">self</text:span><text:span text:style-name="T2">.dataset)</text:span></text:p>
            <text:p><text:span text:style-name="T2"><text:s text:c="8"/></text:span><text:span text:style-name="T6">self</text:span><text:span text:style-name="T2">.max_increment = max_increment</text:span></text:p>
            <text:p><text:span text:style-name="T2"><text:s text:c="8"/></text:span><text:span text:style-name="T6">self</text:span><text:span text:style-name="T2">.max_contrast_increment = </text:span><text:span text:style-name="T5">3</text:span></text:p>
            <text:p><text:span text:style-name="T2"/></text:p>
            <text:p><text:span text:style-name="T2"><text:s text:c="8"/></text:span><text:span text:style-name="T2">increment_space = </text:span><text:span text:style-name="T1">lambda</text:span><text:span text:style-name="T2">: spaces.Discrete(</text:span></text:p>
            <text:p><text:span text:style-name="T2"><text:s text:c="12"/></text:span><text:span text:style-name="T2">max_increment * </text:span><text:span text:style-name="T5">2</text:span><text:span text:style-name="T2">, start=-max_increment</text:span></text:p>
            <text:p><text:span text:style-name="T2"><text:s text:c="8"/></text:span><text:span text:style-name="T2">)</text:span></text:p>
            <text:p><text:span text:style-name="T2"><text:s text:c="8"/></text:span><text:span text:style-name="T2">pixels_space = </text:span><text:span text:style-name="T1">lambda</text:span><text:span text:style-name="T2"> width, height: spaces.Box(</text:span></text:p>
            <text:p><text:span text:style-name="T2"><text:s text:c="12"/></text:span><text:span text:style-name="T2">low=array([</text:span><text:span text:style-name="T5">0</text:span><text:span text:style-name="T2">, </text:span><text:span text:style-name="T5">0</text:span><text:span text:style-name="T2">]), high=array([width, height]), dtype=np.int16</text:span></text:p>
            <text:p><text:span text:style-name="T2"><text:s text:c="8"/></text:span><text:span text:style-name="T2">)</text:span></text:p>
            <text:p><text:span text:style-name="T2"/></text:p>
            <text:p><text:span text:style-name="T2"><text:s text:c="8"/></text:span><text:span text:style-name="T6">self</text:span><text:span text:style-name="T2">.observation_space_shape = (</text:span><text:span text:style-name="T5">2</text:span><text:span text:style-name="T2">*</text:span><text:span text:style-name="T6">self</text:span><text:span text:style-name="T2">.image_dimensions[</text:span><text:span text:style-name="T5">0</text:span><text:span text:style-name="T2">], </text:span><text:span text:style-name="T6">self</text:span><text:span text:style-name="T2">.image_dimensions[</text:span><text:span text:style-name="T5">1</text:span><text:span text:style-name="T2">])</text:span></text:p>
            <text:p><text:span text:style-name="T2"><text:s text:c="8"/></text:span><text:span text:style-name="T7"># self.observation_space_shape gives (2,) instead of (width, height)</text:span></text:p>
            <text:p><text:span text:style-name="T2"><text:s text:c="8"/></text:span><text:span text:style-name="T6">self</text:span><text:span text:style-name="T2">.observation_space = pixels_space(*</text:span><text:span text:style-name="T6">self</text:span><text:span text:style-name="T2">.observation_space_shape)</text:span></text:p>
            <text:p><text:span text:style-name="T2"/></text:p>
            <text:p><text:span text:style-name="T2"><text:s text:c="8"/></text:span><text:span text:style-name="T6">self</text:span><text:span text:style-name="T2">.action_space = spaces.Dict(</text:span></text:p>
            <text:p><text:span text:style-name="T2"><text:s text:c="12"/></text:span><text:span text:style-name="T2">{</text:span></text:p>
            <text:p><text:span text:style-name="T2"><text:s text:c="16"/></text:span><text:span text:style-name="T4">"high_threshold"</text:span><text:span text:style-name="T2">: increment_space(),</text:span></text:p>
            <text:p><text:span text:style-name="T2"><text:s text:c="16"/></text:span><text:span text:style-name="T4">"low_threshold"</text:span><text:span text:style-name="T2">: increment_space(),</text:span></text:p>
            <text:p><text:span text:style-name="T2"><text:s text:c="17"/></text:span><text:span text:style-name="T4">"contrast"</text:span><text:span text:style-name="T2">: spaces.Discrete(</text:span><text:span text:style-name="T6">self</text:span><text:span text:style-name="T2">.max_contrast_increment, start=</text:span><text:span text:style-name="T5">1</text:span><text:span text:style-name="T2">),</text:span></text:p>
            <text:p><text:span text:style-name="T2"><text:s text:c="17"/></text:span><text:span text:style-name="T4">"brightness"</text:span><text:span text:style-name="T2">: increment_space(),</text:span></text:p>
            <text:p><text:span text:style-name="T2"><text:s text:c="12"/></text:span><text:span text:style-name="T2">}</text:span></text:p>
            <text:p><text:span text:style-name="T2"><text:s text:c="8"/></text:span><text:span text:style-name="T2">)</text:span></text:p>
            <text:p><text:span text:style-name="T2"><text:s text:c="8"/></text:span><text:span text:style-name="T6">self</text:span><text:span text:style-name="T2">.action_space_shape = </text:span><text:span text:style-name="T5">2</text:span><text:span text:style-name="T2"> * max_increment + </text:span><text:span text:style-name="T5">2</text:span><text:span text:style-name="T2"> * max_increment + </text:span><text:span text:style-name="T6">self</text:span><text:span text:style-name="T2">.max_contrast_increment + </text:span><text:span text:style-name="T5">2</text:span><text:span text:style-name="T2"> * max_increment</text:span></text:p>
            <text:p><text:span text:style-name="T2"/></text:p>
            <text:p><text:span text:style-name="T2"><text:s text:c="8"/></text:span><text:span text:style-name="T1">if</text:span><text:span text:style-name="T2"> render_mode == </text:span><text:span text:style-name="T4">"human"</text:span><text:span text:style-name="T2">:</text:span></text:p>
            <text:p><text:span text:style-name="T2"><text:s text:c="12"/></text:span><text:span text:style-name="T1">import</text:span><text:span text:style-name="T2"> pygame</text:span></text:p>
            <text:p><text:span text:style-name="T2"/></text:p>
            <text:p><text:span text:style-name="T2"><text:s text:c="12"/></text:span><text:span text:style-name="T2">pygame.init()</text:span></text:p>
            <text:p><text:span text:style-name="T2"><text:s text:c="12"/></text:span><text:span text:style-name="T2">pygame.display.init()</text:span></text:p>
            <text:p><text:span text:style-name="T2"><text:s text:c="12"/></text:span><text:span text:style-name="T6">self</text:span><text:span text:style-name="T2">.window = pygame.display.set_mode(</text:span><text:span text:style-name="T6">self</text:span><text:span text:style-name="T2">.image_dimensions)</text:span></text:p>
            <text:p><text:span text:style-name="T2"><text:s text:c="12"/></text:span><text:span text:style-name="T6">self</text:span><text:span text:style-name="T2">.clock = pygame.time.Clock()</text:span></text:p>
            <text:p><text:span text:style-name="T2"/></text:p>
            <text:p><text:span text:style-name="T2"><text:s text:c="8"/></text:span><text:span text:style-name="T7"># self.renderer = Renderer(render_mode, self._render_frame)</text:span></text:p>
            <text:p><text:span text:style-name="T2"/></text:p>
            <text:p><text:span text:style-name="T2"><text:s text:c="4"/></text:span><text:span text:style-name="T2">@property</text:span></text:p>
            <text:p><text:span text:style-name="T2"><text:s text:c="4"/></text:span><text:span text:style-name="T1">def</text:span><text:span text:style-name="T2"> observation(</text:span><text:span text:style-name="T6">self</text:span><text:span text:style-name="T2">) -&gt; NDArray:</text:span></text:p>
            <text:p><text:span text:style-name="T2"><text:s text:c="8"/></text:span><text:span text:style-name="T1">return</text:span><text:span text:style-name="T2"> array([</text:span><text:span text:style-name="T6">self</text:span><text:span text:style-name="T2">.source, </text:span><text:span text:style-name="T6">self</text:span><text:span text:style-name="T2">.edges]).reshape(*</text:span><text:span text:style-name="T6">self</text:span><text:span text:style-name="T2">.observation_space_shape)</text:span></text:p>
            <text:p><text:span text:style-name="T2"/></text:p>
            <text:p><text:span text:style-name="T2"><text:s text:c="4"/></text:span><text:span text:style-name="T1">def</text:span><text:span text:style-name="T2"> reward(</text:span><text:span text:style-name="T6">self</text:span><text:span text:style-name="T2">, brightness: </text:span><text:span text:style-name="T1">float</text:span><text:span text:style-name="T2">) -&gt; </text:span><text:span text:style-name="T1">float</text:span><text:span text:style-name="T2">:</text:span></text:p>
            <text:p><text:span text:style-name="T2"><text:s text:c="8"/></text:span><text:span text:style-name="T2">low, hi = </text:span><text:span text:style-name="T6">self</text:span><text:span text:style-name="T2">.acceptable_brightness_range</text:span></text:p>
            <text:p><text:span text:style-name="T2"/></text:p>
            <text:p><text:span text:style-name="T2"><text:s text:c="8"/></text:span><text:span text:style-name="T1">if</text:span><text:span text:style-name="T2"> brightness in </text:span><text:span text:style-name="T6">self</text:span><text:span text:style-name="T2">.acceptable_brightness_range:</text:span></text:p>
            <text:p><text:span text:style-name="T2"><text:s text:c="12"/></text:span><text:span text:style-name="T1">return</text:span><text:span text:style-name="T2"> </text:span><text:span text:style-name="T5">1</text:span></text:p>
            <text:p><text:span text:style-name="T2"/></text:p>
            <text:p><text:span text:style-name="T2"><text:s text:c="8"/></text:span><text:span text:style-name="T2">offset = </text:span><text:span text:style-name="T1">abs</text:span><text:span text:style-name="T2">(</text:span></text:p>
            <text:p><text:span text:style-name="T2"><text:s text:c="12"/></text:span><text:span text:style-name="T2">brightness - </text:span><text:span text:style-name="T6">self</text:span><text:span text:style-name="T2">.acceptable_brightness_range[</text:span><text:span text:style-name="T5">0</text:span><text:span text:style-name="T2"> </text:span><text:span text:style-name="T1">if</text:span><text:span text:style-name="T2"> brightness &lt; low </text:span><text:span text:style-name="T1">else</text:span><text:span text:style-name="T2"> </text:span><text:span text:style-name="T5">1</text:span><text:span text:style-name="T2">]</text:span></text:p>
            <text:p><text:span text:style-name="T2"><text:s text:c="8"/></text:span><text:span text:style-name="T2">)</text:span></text:p>
            <text:p><text:span text:style-name="T2"><text:s text:c="8"/></text:span><text:span text:style-name="T2">width = </text:span><text:span text:style-name="T1">abs</text:span><text:span text:style-name="T2">(</text:span><text:span text:style-name="T5">0</text:span><text:span text:style-name="T2"> - low </text:span><text:span text:style-name="T1">if</text:span><text:span text:style-name="T2"> brightness &lt; low </text:span><text:span text:style-name="T1">else</text:span><text:span text:style-name="T2"> </text:span><text:span text:style-name="T5">255</text:span><text:span text:style-name="T2"> - hi)</text:span></text:p>
            <text:p><text:span text:style-name="T2"/></text:p>
            <text:p><text:span text:style-name="T2"><text:s text:c="8"/></text:span><text:span text:style-name="T7"># print(f"computing reward: {offset} / {width}", end=" ")</text:span></text:p>
            <text:p><text:span text:style-name="T2"/></text:p>
            <text:p><text:span text:style-name="T2"><text:s text:c="8"/></text:span><text:span text:style-name="T1">return</text:span><text:span text:style-name="T2"> </text:span><text:span text:style-name="T5">1</text:span><text:span text:style-name="T2"> - (offset / width)</text:span></text:p>
            <text:p><text:span text:style-name="T2"/></text:p>
            <text:p><text:span text:style-name="T2"><text:s text:c="4"/></text:span><text:span text:style-name="T2">@property</text:span></text:p>
            <text:p><text:span text:style-name="T2"><text:s text:c="4"/></text:span><text:span text:style-name="T1">def</text:span><text:span text:style-name="T2"> info(</text:span><text:span text:style-name="T6">self</text:span><text:span text:style-name="T2">) -&gt; Dict[</text:span><text:span text:style-name="T1">str</text:span><text:span text:style-name="T2">, Any]:</text:span></text:p>
            <text:p><text:span text:style-name="T2"><text:s text:c="8"/></text:span><text:span text:style-name="T1">return</text:span><text:span text:style-name="T2"> {</text:span></text:p>
            <text:p><text:span text:style-name="T2"><text:s text:c="12"/></text:span><text:span text:style-name="T4">"source"</text:span><text:span text:style-name="T2">: {</text:span></text:p>
            <text:p><text:span text:style-name="T2"><text:s text:c="16"/></text:span><text:span text:style-name="T4">"brightness"</text:span><text:span text:style-name="T2">: brightness_of(</text:span><text:span text:style-name="T6">self</text:span><text:span text:style-name="T2">.source),</text:span></text:p>
            <text:p><text:span text:style-name="T2"><text:s text:c="16"/></text:span><text:span text:style-name="T4">"contrast"</text:span><text:span text:style-name="T2">: contrast_of(</text:span><text:span text:style-name="T6">self</text:span><text:span text:style-name="T2">.source),</text:span></text:p>
            <text:p><text:span text:style-name="T2"><text:s text:c="16"/></text:span><text:span text:style-name="T7"># "original": self.original_source,</text:span></text:p>
            <text:p><text:span text:style-name="T2"><text:s text:c="16"/></text:span><text:span text:style-name="T4">"name"</text:span><text:span text:style-name="T2">: </text:span><text:span text:style-name="T6">self</text:span><text:span text:style-name="T2">.current_image_name,</text:span></text:p>
            <text:p><text:span text:style-name="T2"><text:s text:c="12"/></text:span><text:span text:style-name="T2">},</text:span></text:p>
            <text:p><text:span text:style-name="T2"><text:s text:c="12"/></text:span><text:span text:style-name="T4">"edges"</text:span><text:span text:style-name="T2">: {</text:span></text:p>
            <text:p><text:span text:style-name="T2"><text:s text:c="16"/></text:span><text:span text:style-name="T4">"brightness"</text:span><text:span text:style-name="T2">: brightness_of(</text:span><text:span text:style-name="T6">self</text:span><text:span text:style-name="T2">.edges),</text:span></text:p>
            <text:p><text:span text:style-name="T2"><text:s text:c="16"/></text:span><text:span text:style-name="T4">"contrast"</text:span><text:span text:style-name="T2">: contrast_of(</text:span><text:span text:style-name="T6">self</text:span><text:span text:style-name="T2">.edges),</text:span></text:p>
            <text:p><text:span text:style-name="T2"><text:s text:c="12"/></text:span><text:span text:style-name="T2">},</text:span></text:p>
            <text:p><text:span text:style-name="T2"><text:s text:c="12"/></text:span><text:span text:style-name="T4">"settings"</text:span><text:span text:style-name="T2">: {</text:span></text:p>
            <text:p><text:span text:style-name="T2"><text:s text:c="16"/></text:span><text:span text:style-name="T4">"high_threshold"</text:span><text:span text:style-name="T2">: </text:span><text:span text:style-name="T6">self</text:span><text:span text:style-name="T2">.thresholds[</text:span><text:span text:style-name="T5">0</text:span><text:span text:style-name="T2">],</text:span></text:p>
            <text:p><text:span text:style-name="T2"><text:s text:c="16"/></text:span><text:span text:style-name="T4">"low_threshold"</text:span><text:span text:style-name="T2">: </text:span><text:span text:style-name="T6">self</text:span><text:span text:style-name="T2">.thresholds[</text:span><text:span text:style-name="T5">1</text:span><text:span text:style-name="T2">],</text:span></text:p>
            <text:p><text:span text:style-name="T2"><text:s text:c="16"/></text:span><text:span text:style-name="T4">"contrast_multiplier"</text:span><text:span text:style-name="T2">: </text:span><text:span text:style-name="T6">self</text:span><text:span text:style-name="T2">.contrast_multiplier,</text:span></text:p>
            <text:p><text:span text:style-name="T2"><text:s text:c="16"/></text:span><text:span text:style-name="T4">"brightness_boost"</text:span><text:span text:style-name="T2">: </text:span><text:span text:style-name="T6">self</text:span><text:span text:style-name="T2">.brightness_boost,</text:span></text:p>
            <text:p><text:span text:style-name="T2"><text:s text:c="12"/></text:span><text:span text:style-name="T2">}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4"/></text:span><text:span text:style-name="T1">def</text:span><text:span text:style-name="T2"> reset(</text:span><text:span text:style-name="T6">self</text:span><text:span text:style-name="T2">, seed=</text:span><text:span text:style-name="T1">None</text:span><text:span text:style-name="T2">, return_info=</text:span><text:span text:style-name="T1">False</text:span><text:span text:style-name="T2">, options=</text:span><text:span text:style-name="T1">None</text:span><text:span text:style-name="T2">):</text:span></text:p>
            <text:p><text:span text:style-name="T2"><text:s text:c="8"/></text:span><text:span text:style-name="T1">super</text:span><text:span text:style-name="T2">().reset(seed=seed)</text:span></text:p>
            <text:p><text:span text:style-name="T2"><text:s text:c="8"/></text:span><text:span text:style-name="T7"># Pick a random bone radio image from the set</text:span></text:p>
            <text:p><text:span text:style-name="T2"><text:s text:c="8"/></text:span><text:span text:style-name="T6">self</text:span><text:span text:style-name="T2">.source, </text:span><text:span text:style-name="T6">self</text:span><text:span text:style-name="T2">.edges = detect_edges(</text:span></text:p>
            <text:p><text:span text:style-name="T2"><text:s text:c="12"/></text:span><text:span text:style-name="T6">self</text:span><text:span text:style-name="T2">.pick_from_dataset(), low=seed or </text:span><text:span text:style-name="T5">50</text:span><text:span text:style-name="T2">, high=seed or </text:span><text:span text:style-name="T5">50</text:span></text:p>
            <text:p><text:span text:style-name="T2"><text:s text:c="8"/></text:span><text:span text:style-name="T2">)</text:span></text:p>
            <text:p><text:span text:style-name="T2"><text:s text:c="8"/></text:span><text:span text:style-name="T6">self</text:span><text:span text:style-name="T2">.source = grayscale_of(</text:span><text:span text:style-name="T6">self</text:span><text:span text:style-name="T2">.source)</text:span></text:p>
            <text:p><text:span text:style-name="T2"><text:s text:c="8"/></text:span><text:span text:style-name="T6">self</text:span><text:span text:style-name="T2">.original_source = </text:span><text:span text:style-name="T6">self</text:span><text:span text:style-name="T2">.source.copy()</text:span></text:p>
            <text:p><text:span text:style-name="T2"/></text:p>
            <text:p><text:span text:style-name="T2"><text:s text:c="8"/></text:span><text:span text:style-name="T1">return</text:span><text:span text:style-name="T2"> (</text:span><text:span text:style-name="T6">self</text:span><text:span text:style-name="T2">.observation, </text:span><text:span text:style-name="T6">self</text:span><text:span text:style-name="T2">.info) </text:span><text:span text:style-name="T1">if</text:span><text:span text:style-name="T2"> return_info </text:span><text:span text:style-name="T1">else</text:span><text:span text:style-name="T2"> </text:span><text:span text:style-name="T6">self</text:span><text:span text:style-name="T2">.observation</text:span></text:p>
            <text:p><text:span text:style-name="T2"/></text:p>
            <text:p><text:span text:style-name="T2"><text:s text:c="4"/></text:span><text:span text:style-name="T1">def</text:span><text:span text:style-name="T2"> step(</text:span><text:span text:style-name="T6">self</text:span><text:span text:style-name="T2">, action: OrderedDict):</text:span></text:p>
            <text:p><text:span text:style-name="T2"><text:s text:c="8"/></text:span><text:span text:style-name="T1">print</text:span><text:span text:style-name="T2">(</text:span><text:span text:style-name="T4">f"with {</text:span><text:span text:style-name="T1">dict</text:span><text:span text:style-name="T2">(**action)</text:span><text:span text:style-name="T4">}"</text:span><text:span text:style-name="T2">, end=</text:span><text:span text:style-name="T4">" "</text:span><text:span text:style-name="T2">)</text:span></text:p>
            <text:p><text:span text:style-name="T2"><text:s text:c="8"/></text:span><text:span text:style-name="T2">nudge = </text:span><text:span text:style-name="T1">lambda</text:span><text:span text:style-name="T2"> param_name: np.clip(</text:span></text:p>
            <text:p><text:span text:style-name="T2"><text:s text:c="12"/></text:span><text:span text:style-name="T2">action[param_name], -</text:span><text:span text:style-name="T6">self</text:span><text:span text:style-name="T2">.max_increment, </text:span><text:span text:style-name="T6">self</text:span><text:span text:style-name="T2">.max_increment</text:span></text:p>
            <text:p><text:span text:style-name="T2"><text:s text:c="8"/></text:span><text:span text:style-name="T2">)</text:span></text:p>
            <text:p><text:span text:style-name="T2"/></text:p>
            <text:p><text:span text:style-name="T2"><text:s text:c="8"/></text:span><text:span text:style-name="T6">self</text:span><text:span text:style-name="T2">.thresholds[</text:span><text:span text:style-name="T5">0</text:span><text:span text:style-name="T2">] = action[</text:span><text:span text:style-name="T4">"high_threshold"</text:span><text:span text:style-name="T2">]</text:span></text:p>
            <text:p><text:span text:style-name="T2"><text:s text:c="8"/></text:span><text:span text:style-name="T6">self</text:span><text:span text:style-name="T2">.thresholds[</text:span><text:span text:style-name="T5">1</text:span><text:span text:style-name="T2">] = action[</text:span><text:span text:style-name="T4">"low_threshold"</text:span><text:span text:style-name="T2">]</text:span></text:p>
            <text:p><text:span text:style-name="T2"><text:s text:c="8"/></text:span><text:span text:style-name="T6">self</text:span><text:span text:style-name="T2">.contrast_multiplier = </text:span><text:span text:style-name="T5">1</text:span><text:span text:style-name="T2"> + action[</text:span><text:span text:style-name="T4">"contrast"</text:span><text:span text:style-name="T2">]/</text:span><text:span text:style-name="T5">10</text:span></text:p>
            <text:p><text:span text:style-name="T2"><text:s text:c="8"/></text:span><text:span text:style-name="T6">self</text:span><text:span text:style-name="T2">.brightness_boost = action[</text:span><text:span text:style-name="T4">"brightness"</text:span><text:span text:style-name="T2">]</text:span></text:p>
            <text:p><text:span text:style-name="T2"><text:s text:c="8"/></text:span><text:span text:style-name="T6">self</text:span><text:span text:style-name="T2">.source = np.clip(</text:span></text:p>
            <text:p><text:span text:style-name="T2"><text:s text:c="12"/></text:span><text:span text:style-name="T6">self</text:span><text:span text:style-name="T2">.original_source.astype(</text:span><text:span text:style-name="T4">"int16"</text:span><text:span text:style-name="T2">) * </text:span><text:span text:style-name="T6">self</text:span><text:span text:style-name="T2">.contrast_multiplier + </text:span><text:span text:style-name="T6">self</text:span><text:span text:style-name="T2">.brightness_boost,</text:span></text:p>
            <text:p><text:span text:style-name="T2"><text:s text:c="12"/></text:span><text:span text:style-name="T7"># self.source.astype("int16") + action["brightness"],</text:span></text:p>
            <text:p><text:span text:style-name="T2"><text:s text:c="12"/></text:span><text:span text:style-name="T5">0</text:span><text:span text:style-name="T2">, </text:span><text:span text:style-name="T5">255</text:span></text:p>
            <text:p><text:span text:style-name="T2"><text:s text:c="8"/></text:span><text:span text:style-name="T2">).astype(</text:span><text:span text:style-name="T4">"uint8"</text:span><text:span text:style-name="T2">)</text:span></text:p>
            <text:p><text:span text:style-name="T2"/></text:p>
            <text:p><text:span text:style-name="T2"><text:s text:c="8"/></text:span><text:span text:style-name="T7"># if brightness_of(self.edges) == 0:</text:span></text:p>
            <text:p><text:span text:style-name="T2"><text:s text:c="8"/></text:span><text:span text:style-name="T7"># <text:s text:c="4"/>print("restarting with original source")</text:span></text:p>
            <text:p><text:span text:style-name="T2"><text:s text:c="8"/></text:span><text:span text:style-name="T7"># <text:s text:c="4"/>self.source = self.original_source.copy()</text:span></text:p>
            <text:p><text:span text:style-name="T2"/></text:p>
            <text:p><text:span text:style-name="T2"><text:s text:c="8"/></text:span><text:span text:style-name="T2">_, </text:span><text:span text:style-name="T6">self</text:span><text:span text:style-name="T2">.edges = detect_edges(</text:span><text:span text:style-name="T6">self</text:span><text:span text:style-name="T2">.source, *</text:span><text:span text:style-name="T6">self</text:span><text:span text:style-name="T2">.thresholds)</text:span></text:p>
            <text:p><text:span text:style-name="T2"><text:s text:c="8"/></text:span><text:span text:style-name="T2">edges_brightness = brightness_of(</text:span><text:span text:style-name="T6">self</text:span><text:span text:style-name="T2">.edges)</text:span></text:p>
            <text:p><text:span text:style-name="T2"/></text:p>
            <text:p><text:span text:style-name="T2"><text:s text:c="8"/></text:span><text:span text:style-name="T1">print</text:span><text:span text:style-name="T2">(</text:span><text:span text:style-name="T4">f"edges brightness is {</text:span><text:span text:style-name="T2">edges_brightness</text:span><text:span text:style-name="T4">}"</text:span><text:span text:style-name="T2">, end=</text:span><text:span text:style-name="T4">" =&gt; "</text:span><text:span text:style-name="T2">)</text:span></text:p>
            <text:p><text:span text:style-name="T2"/></text:p>
            <text:p><text:span text:style-name="T2"><text:s text:c="8"/></text:span><text:span text:style-name="T1">return</text:span><text:span text:style-name="T2"> (</text:span></text:p>
            <text:p><text:span text:style-name="T2"><text:s text:c="12"/></text:span><text:span text:style-name="T6">self</text:span><text:span text:style-name="T2">.observation,</text:span></text:p>
            <text:p><text:span text:style-name="T2"><text:s text:c="12"/></text:span><text:span text:style-name="T6">self</text:span><text:span text:style-name="T2">.reward(edges_brightness),</text:span></text:p>
            <text:p><text:span text:style-name="T2"><text:s text:c="12"/></text:span><text:span text:style-name="T6">self</text:span><text:span text:style-name="T2">.done(),</text:span></text:p>
            <text:p><text:span text:style-name="T2"><text:s text:c="12"/></text:span><text:span text:style-name="T6">self</text:span><text:span text:style-name="T2">.info,</text:span></text:p>
            <text:p><text:span text:style-name="T2"><text:s text:c="8"/></text:span><text:span text:style-name="T2">)</text:span></text:p>
            <text:p><text:span text:style-name="T2"/></text:p>
            <text:p><text:span text:style-name="T2"><text:s text:c="4"/></text:span><text:span text:style-name="T1">def</text:span><text:span text:style-name="T2"> render(</text:span><text:span text:style-name="T6">self</text:span><text:span text:style-name="T2">, window):</text:span></text:p>
            <text:p><text:span text:style-name="T2"><text:s text:c="8"/></text:span><text:span text:style-name="T1">import</text:span><text:span text:style-name="T2"> pygame</text:span></text:p>
            <text:p><text:span text:style-name="T2"/></text:p>
            <text:p><text:span text:style-name="T2"><text:s text:c="8"/></text:span><text:span text:style-name="T2">window.fill((</text:span><text:span text:style-name="T5">255</text:span><text:span text:style-name="T2">,</text:span><text:span text:style-name="T5">255</text:span><text:span text:style-name="T2">,</text:span><text:span text:style-name="T5">255</text:span><text:span text:style-name="T2">))</text:span></text:p>
            <text:p><text:span text:style-name="T2"><text:s text:c="8"/></text:span><text:span text:style-name="T6">self</text:span><text:span text:style-name="T2">._draw_image(</text:span><text:span text:style-name="T6">self</text:span><text:span text:style-name="T2">.edges, window, (</text:span><text:span text:style-name="T5">0</text:span><text:span text:style-name="T2">, </text:span><text:span text:style-name="T5">0</text:span><text:span text:style-name="T2">))</text:span></text:p>
            <text:p><text:span text:style-name="T2"><text:s text:c="8"/></text:span><text:span text:style-name="T6">self</text:span><text:span text:style-name="T2">._draw_image(</text:span><text:span text:style-name="T6">self</text:span><text:span text:style-name="T2">.source, window, (</text:span><text:span text:style-name="T6">self</text:span><text:span text:style-name="T2">.image_dimensions[</text:span><text:span text:style-name="T5">0</text:span><text:span text:style-name="T2">], </text:span><text:span text:style-name="T5">0</text:span><text:span text:style-name="T2">))</text:span></text:p>
            <text:p><text:span text:style-name="T2"><text:s text:c="8"/></text:span><text:span text:style-name="T6">self</text:span><text:span text:style-name="T2">._draw_image(</text:span><text:span text:style-name="T6">self</text:span><text:span text:style-name="T2">.original_source, window, (</text:span><text:span text:style-name="T5">0</text:span><text:span text:style-name="T2">, </text:span><text:span text:style-name="T6">self</text:span><text:span text:style-name="T2">.image_dimensions[</text:span><text:span text:style-name="T5">1</text:span><text:span text:style-name="T2">]))</text:span></text:p>
            <text:p><text:span text:style-name="T2"><text:s text:c="8"/></text:span><text:span text:style-name="T6">self</text:span><text:span text:style-name="T2">._draw_text(</text:span><text:span text:style-name="T4">f"edges brightness: {</text:span><text:span text:style-name="T2">brightness_of(</text:span><text:span text:style-name="T6">self</text:span><text:span text:style-name="T2">.edges)</text:span><text:span text:style-name="T4">} in {</text:span><text:span text:style-name="T6">self</text:span><text:span text:style-name="T2">.acceptable_brightness_range</text:span><text:span text:style-name="T4">} ? {</text:span><text:span text:style-name="T6">self</text:span><text:span text:style-name="T2">.done()</text:span><text:span text:style-name="T4">}"</text:span><text:span text:style-name="T2">, window, (</text:span><text:span text:style-name="T5">20</text:span><text:span text:style-name="T2">, </text:span><text:span text:style-name="T6">self</text:span><text:span text:style-name="T2">.image_dimensions[</text:span><text:span text:style-name="T5">1</text:span><text:span text:style-name="T2">] * </text:span><text:span text:style-name="T5">2</text:span><text:span text:style-name="T2"> + </text:span><text:span text:style-name="T5">20</text:span><text:span text:style-name="T2">))</text:span></text:p>
            <text:p><text:span text:style-name="T2"><text:s text:c="8"/></text:span><text:span text:style-name="T2">pygame.display.update()</text:span></text:p>
            <text:p><text:span text:style-name="T2"><text:s text:c="4"/></text:span></text:p>
            <text:p><text:span text:style-name="T2"><text:s text:c="4"/></text:span><text:span text:style-name="T1">def</text:span><text:span text:style-name="T2"> _draw_text(</text:span><text:span text:style-name="T6">self</text:span><text:span text:style-name="T2">, text, window, *at):</text:span></text:p>
            <text:p><text:span text:style-name="T2"><text:s text:c="8"/></text:span><text:span text:style-name="T1">import</text:span><text:span text:style-name="T2"> pygame</text:span></text:p>
            <text:p><text:span text:style-name="T2"/></text:p>
            <text:p><text:span text:style-name="T2"><text:s text:c="8"/></text:span><text:span text:style-name="T2">pygame.init()</text:span></text:p>
            <text:p><text:span text:style-name="T2"><text:s text:c="8"/></text:span><text:span text:style-name="T2">font = pygame.font.SysFont(</text:span><text:span text:style-name="T4">"monospace"</text:span><text:span text:style-name="T2">, </text:span><text:span text:style-name="T5">12</text:span><text:span text:style-name="T2">)</text:span></text:p>
            <text:p><text:span text:style-name="T2"><text:s text:c="8"/></text:span><text:span text:style-name="T2">text = font.render(text, </text:span><text:span text:style-name="T1">True</text:span><text:span text:style-name="T2">, (</text:span><text:span text:style-name="T5">0</text:span><text:span text:style-name="T2">,</text:span><text:span text:style-name="T5">0</text:span><text:span text:style-name="T2">,</text:span><text:span text:style-name="T5">0</text:span><text:span text:style-name="T2">))</text:span></text:p>
            <text:p><text:span text:style-name="T2"><text:s text:c="8"/></text:span><text:span text:style-name="T2">window.blit(text, at)</text:span></text:p>
            <text:p><text:span text:style-name="T2"><text:s text:c="4"/></text:span></text:p>
            <text:p><text:span text:style-name="T2"><text:s text:c="4"/></text:span><text:span text:style-name="T1">def</text:span><text:span text:style-name="T2"> _draw_image(</text:span><text:span text:style-name="T6">self</text:span><text:span text:style-name="T2">, image, window, *at):</text:span></text:p>
            <text:p><text:span text:style-name="T2"><text:s text:c="8"/></text:span><text:span text:style-name="T1">import</text:span><text:span text:style-name="T2"> pygame</text:span></text:p>
            <text:p><text:span text:style-name="T2"><text:s text:c="8"/></text:span><text:span text:style-name="T2">size = image.shape[</text:span><text:span text:style-name="T5">1</text:span><text:span text:style-name="T2">::-</text:span><text:span text:style-name="T5">1</text:span><text:span text:style-name="T2">]</text:span></text:p>
            <text:p><text:span text:style-name="T2"><text:s text:c="8"/></text:span><text:span text:style-name="T2">cv2_image = np.repeat(image.reshape(size[</text:span><text:span text:style-name="T5">1</text:span><text:span text:style-name="T2">], size[</text:span><text:span text:style-name="T5">0</text:span><text:span text:style-name="T2">], </text:span><text:span text:style-name="T5">1</text:span><text:span text:style-name="T2">), </text:span><text:span text:style-name="T5">3</text:span><text:span text:style-name="T2">, axis=</text:span><text:span text:style-name="T5">2</text:span><text:span text:style-name="T2">)</text:span></text:p>
            <text:p><text:span text:style-name="T2"><text:s text:c="8"/></text:span><text:span text:style-name="T2">surface = pygame.image.frombuffer(cv2_image.flatten(), size, </text:span><text:span text:style-name="T4">"RGB"</text:span><text:span text:style-name="T2">)</text:span></text:p>
            <text:p><text:span text:style-name="T2"><text:s text:c="8"/></text:span><text:span text:style-name="T2">surface = surface.convert()</text:span></text:p>
            <text:p><text:span text:style-name="T2"><text:s text:c="8"/></text:span><text:span text:style-name="T2">window.blit(surface, at)</text:span></text:p>
            <text:p><text:span text:style-name="T2"/></text:p>
            <text:p><text:span text:style-name="T2"><text:s text:c="4"/></text:span><text:span text:style-name="T1">def</text:span><text:span text:style-name="T2"> close(</text:span><text:span text:style-name="T6">self</text:span><text:span text:style-name="T2">):</text:span></text:p>
            <text:p><text:span text:style-name="T2"><text:s text:c="8"/></text:span><text:span text:style-name="T1">if</text:span><text:span text:style-name="T2"> </text:span><text:span text:style-name="T6">self</text:span><text:span text:style-name="T2">.window is not </text:span><text:span text:style-name="T1">None</text:span><text:span text:style-name="T2">:</text:span></text:p>
            <text:p><text:span text:style-name="T2"><text:s text:c="12"/></text:span><text:span text:style-name="T1">import</text:span><text:span text:style-name="T2"> pygame</text:span></text:p>
            <text:p><text:span text:style-name="T2"/></text:p>
            <text:p><text:span text:style-name="T2"><text:s text:c="12"/></text:span><text:span text:style-name="T2">pygame.display.quit()</text:span></text:p>
            <text:p><text:span text:style-name="T2"><text:s text:c="12"/></text:span><text:span text:style-name="T2">pygame.quit()</text:span></text:p>
            <text:p><text:span text:style-name="T2"/></text:p>
          </draw:text-box>
        </draw:frame>
        <draw:custom-shape draw:style-name="gr2" draw:text-style-name="P3" draw:layer="layout" svg:width="3.81cm" svg:height="1.27cm" svg:x="5.08cm" svg:y="0.635cm">
          <text:p text:style-name="P2"><text:span text:style-name="T8">rl_environment.p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28cm" svg:height="15.461cm" svg:x="0cm" svg:y="0.145cm">
          <draw:text-box>
            <text:p text:style-name="P5"><text:span text:style-name="T9">import</text:span><text:span text:style-name="T10"> random</text:span></text:p>
            <text:p text:style-name="P5"><text:span text:style-name="T9">import</text:span><text:span text:style-name="T10"> numpy </text:span><text:span text:style-name="T9">as</text:span><text:span text:style-name="T10"> np</text:span></text:p>
            <text:p text:style-name="P5"><text:span text:style-name="T9">from</text:span><text:span text:style-name="T10"> typing </text:span><text:span text:style-name="T9">import</text:span><text:span text:style-name="T10"> NamedTuple, Tuple, Union</text:span></text:p>
            <text:p text:style-name="P5"><text:span text:style-name="T9">import</text:span><text:span text:style-name="T10"> gym</text:span></text:p>
            <text:p text:style-name="P5"><text:span text:style-name="T9">from</text:span><text:span text:style-name="T10"> rl_environment </text:span><text:span text:style-name="T9">import</text:span><text:span text:style-name="T10"> EdgeDetectionEnv</text:span></text:p>
            <text:p text:style-name="P5"><text:span text:style-name="T9">from</text:span><text:span text:style-name="T10"> rl_agent </text:span><text:span text:style-name="T9">import</text:span><text:span text:style-name="T10"> EdgeDetectionAgent</text:span></text:p>
            <text:p text:style-name="P5"><text:span text:style-name="T9">from</text:span><text:span text:style-name="T10"> tqdm </text:span><text:span text:style-name="T9">import</text:span><text:span text:style-name="T10"> trange</text:span></text:p>
            <text:p text:style-name="P5"><text:span text:style-name="T9">from</text:span><text:span text:style-name="T10"> pathlib </text:span><text:span text:style-name="T9">import</text:span><text:span text:style-name="T10"> Path</text:span></text:p>
            <text:p text:style-name="P5"><text:span text:style-name="T9">import</text:span><text:span text:style-name="T10"> pygame</text:span></text:p>
            <text:p text:style-name="P5"><text:span text:style-name="T9">from</text:span><text:span text:style-name="T10"> rich </text:span><text:span text:style-name="T9">import</text:span><text:span text:style-name="T10"> </text:span><text:span text:style-name="T9">print</text:span></text:p>
            <text:p text:style-name="P5"><text:span text:style-name="T10"/></text:p>
            <text:p text:style-name="P5"><text:span text:style-name="T10">env = EdgeDetectionEnv(</text:span></text:p>
            <text:p text:style-name="P5"><text:span text:style-name="T10"><text:s text:c="4"/></text:span><text:span text:style-name="T10">render_mode=</text:span><text:span text:style-name="T9">None</text:span><text:span text:style-name="T10">,</text:span></text:p>
            <text:p text:style-name="P5"><text:span text:style-name="T10"><text:s text:c="4"/></text:span><text:span text:style-name="T10">acceptable_brightness_range=(</text:span><text:span text:style-name="T11">7</text:span><text:span text:style-name="T10">, </text:span><text:span text:style-name="T11">15</text:span><text:span text:style-name="T10">),</text:span></text:p>
            <text:p text:style-name="P5"><text:span text:style-name="T10"><text:s text:c="4"/></text:span><text:span text:style-name="T10">dataset=Path(</text:span><text:span text:style-name="T12">"datasets/radiopaedia/cropped"</text:span><text:span text:style-name="T10">),</text:span></text:p>
            <text:p text:style-name="P5"><text:span text:style-name="T10"><text:s text:c="4"/></text:span><text:span text:style-name="T10">max_increment=</text:span><text:span text:style-name="T11">100</text:span></text:p>
            <text:p text:style-name="P5"><text:span text:style-name="T10">)</text:span></text:p>
            <text:p text:style-name="P5"><text:span text:style-name="T10"/></text:p>
            <text:p text:style-name="P5"><text:span text:style-name="T10">WINDOW = pygame.display.set_mode((</text:span><text:span text:style-name="T11">500</text:span><text:span text:style-name="T10">, </text:span><text:span text:style-name="T11">500</text:span><text:span text:style-name="T10">))</text:span></text:p>
            <text:p text:style-name="P5"><text:span text:style-name="T10">clock = pygame.time.Clock()</text:span></text:p>
            <text:p text:style-name="P5"><text:span text:style-name="T10"/></text:p>
            <text:p text:style-name="P5"><text:span text:style-name="T9">class</text:span><text:span text:style-name="T10"> </text:span><text:span text:style-name="T13">Params</text:span><text:span text:style-name="T10">(NamedTuple):</text:span></text:p>
            <text:p text:style-name="P5"><text:span text:style-name="T10"><text:s text:c="4"/></text:span><text:span text:style-name="T10">memory_sample_size: </text:span><text:span text:style-name="T9">int</text:span></text:p>
            <text:p text:style-name="P5"><text:span text:style-name="T10"><text:s text:c="4"/></text:span><text:span text:style-name="T10">ε_fluctuations: </text:span><text:span text:style-name="T9">int</text:span><text:span text:style-name="T10"> </text:span><text:span text:style-name="T14"># 0 to disable ε fluctuation</text:span></text:p>
            <text:p text:style-name="P5"><text:span text:style-name="T10"><text:s text:c="4"/></text:span><text:span text:style-name="T10">max_episodes_count_without_progress: </text:span><text:span text:style-name="T9">int</text:span><text:span text:style-name="T10"> = </text:span><text:span text:style-name="T11">0</text:span><text:span text:style-name="T10"> </text:span><text:span text:style-name="T14"># where progress means an increment in reward. Use 0 to disable ECC</text:span></text:p>
            <text:p text:style-name="P5"><text:span text:style-name="T10"><text:s text:c="4"/></text:span><text:span text:style-name="T10">ε_bounds: Tuple[Union[</text:span><text:span text:style-name="T9">int</text:span><text:span text:style-name="T10">, </text:span><text:span text:style-name="T9">float</text:span><text:span text:style-name="T10">], Union[</text:span><text:span text:style-name="T9">int</text:span><text:span text:style-name="T10">, </text:span><text:span text:style-name="T9">float</text:span><text:span text:style-name="T10">]] = (</text:span><text:span text:style-name="T11">0.001</text:span><text:span text:style-name="T10">, </text:span><text:span text:style-name="T11">1</text:span><text:span text:style-name="T10">)</text:span></text:p>
            <text:p text:style-name="P5"><text:span text:style-name="T10"/></text:p>
            <text:p text:style-name="P5"><text:span text:style-name="T10"/></text:p>
            <text:p text:style-name="P5"><text:span text:style-name="T9">def</text:span><text:span text:style-name="T10"> run(env: EdgeDetectionEnv, agent: EdgeDetectionAgent, params: Params):</text:span></text:p>
            <text:p text:style-name="P5"><text:span text:style-name="T10"><text:s text:c="4"/></text:span><text:span text:style-name="T10">episode_reward = </text:span><text:span text:style-name="T11">0</text:span></text:p>
            <text:p text:style-name="P5"><text:span text:style-name="T10"><text:s text:c="4"/></text:span><text:span text:style-name="T10">ε = </text:span><text:span text:style-name="T11">0.8</text:span></text:p>
            <text:p text:style-name="P5"><text:span text:style-name="T10"><text:s text:c="4"/></text:span><text:span text:style-name="T14"># ε_values = [ε]</text:span></text:p>
            <text:p text:style-name="P5"><text:span text:style-name="T10"><text:s text:c="4"/></text:span><text:span text:style-name="T14"># rewards_history = []</text:span></text:p>
            <text:p text:style-name="P5"><text:span text:style-name="T10"><text:s text:c="4"/></text:span><text:span text:style-name="T14"># epsiodes_without_progress_count = 0</text:span></text:p>
            <text:p text:style-name="P5"><text:span text:style-name="T10"><text:s text:c="4"/></text:span><text:span text:style-name="T10">ε_decay = params.ε_bounds[</text:span><text:span text:style-name="T11">1</text:span><text:span text:style-name="T10">] - (params.ε_bounds[</text:span><text:span text:style-name="T11">1</text:span><text:span text:style-name="T10">] / </text:span><text:span text:style-name="T9">int</text:span><text:span text:style-name="T10">(env.dataset_size/(params.ε_fluctuations or </text:span><text:span text:style-name="T11">0.8</text:span><text:span text:style-name="T10">*env.dataset_size))) </text:span></text:p>
            <text:p text:style-name="P5"><text:span text:style-name="T10"/></text:p>
            <text:p text:style-name="P5"><text:span text:style-name="T10"><text:s text:c="4"/></text:span><text:span text:style-name="T9">for</text:span><text:span text:style-name="T10"> episode in </text:span><text:span text:style-name="T9">range</text:span><text:span text:style-name="T10">(env.dataset_size):</text:span></text:p>
            <text:p text:style-name="P5"><text:span text:style-name="T10"><text:s text:c="8"/></text:span><text:span text:style-name="T10">reward = </text:span><text:span text:style-name="T11">0</text:span></text:p>
            <text:p text:style-name="P5"><text:span text:style-name="T10"><text:s text:c="8"/></text:span><text:span text:style-name="T10">step = </text:span><text:span text:style-name="T11">1</text:span></text:p>
            <text:p text:style-name="P5"><text:span text:style-name="T10"><text:s text:c="8"/></text:span><text:span text:style-name="T10">action = </text:span><text:span text:style-name="T11">0</text:span></text:p>
            <text:p text:style-name="P5"><text:span text:style-name="T10"/></text:p>
            <text:p text:style-name="P5"><text:span text:style-name="T10"><text:s text:c="8"/></text:span><text:span text:style-name="T10">current_state = env.reset()</text:span></text:p>
            <text:p text:style-name="P5"><text:span text:style-name="T10"/></text:p>
            <text:p text:style-name="P5"><text:span text:style-name="T10"><text:s text:c="8"/></text:span><text:span text:style-name="T9">while</text:span><text:span text:style-name="T10"> not env.done():</text:span></text:p>
            <text:p text:style-name="P5"><text:span text:style-name="T10"><text:s text:c="12"/></text:span><text:span text:style-name="T9">if</text:span><text:span text:style-name="T10"> random.random() &gt; ε:</text:span></text:p>
            <text:p text:style-name="P5"><text:span text:style-name="T10"><text:s text:c="16"/></text:span><text:span text:style-name="T9">print</text:span><text:span text:style-name="T10">(</text:span><text:span text:style-name="T12">f"[bold][magenta]E[/bold][/magenta] {</text:span><text:span text:style-name="T10">ε*</text:span><text:span text:style-name="T11">100</text:span><text:span text:style-name="T12">:.1f}%"</text:span><text:span text:style-name="T10">, end=</text:span><text:span text:style-name="T12">" "</text:span><text:span text:style-name="T10">)</text:span></text:p>
            <text:p text:style-name="P5"><text:span text:style-name="T10"><text:s text:c="16"/></text:span><text:span text:style-name="T10">action = agent.what_do_you_want_to_do(current_state)</text:span></text:p>
            <text:p text:style-name="P5"><text:span text:style-name="T10"><text:s text:c="12"/></text:span><text:span text:style-name="T9">else</text:span><text:span text:style-name="T10">:</text:span></text:p>
            <text:p text:style-name="P5"><text:span text:style-name="T10"><text:s text:c="16"/></text:span><text:span text:style-name="T9">print</text:span><text:span text:style-name="T10">(</text:span><text:span text:style-name="T12">f"[bold][cyan]X[/bold][/cyan] {</text:span><text:span text:style-name="T10">ε*</text:span><text:span text:style-name="T11">100</text:span><text:span text:style-name="T12">:.1f}%"</text:span><text:span text:style-name="T10">, end=</text:span><text:span text:style-name="T12">" "</text:span><text:span text:style-name="T10">)</text:span></text:p>
            <text:p text:style-name="P5"><text:span text:style-name="T10"><text:s text:c="16"/></text:span><text:span text:style-name="T10">action = env.action_space.sample()</text:span></text:p>
            <text:p text:style-name="P5"><text:span text:style-name="T10"><text:s text:c="12"/></text:span></text:p>
            <text:p text:style-name="P5"><text:span text:style-name="T10"><text:s text:c="12"/></text:span><text:span text:style-name="T10">new_state, reward, done, info = env.step(action)</text:span></text:p>
            <text:p text:style-name="P5"><text:span text:style-name="T10"><text:s text:c="12"/></text:span><text:span text:style-name="T9">print</text:span><text:span text:style-name="T10">(</text:span><text:span text:style-name="T12">f"rewarded with {</text:span><text:span text:style-name="T10">reward</text:span><text:span text:style-name="T12">}"</text:span><text:span text:style-name="T10">)</text:span></text:p>
            <text:p text:style-name="P5"><text:span text:style-name="T10"><text:s text:c="12"/></text:span><text:span text:style-name="T10">episode_reward += reward</text:span></text:p>
            <text:p text:style-name="P5"><text:span text:style-name="T10"/></text:p>
            <text:p text:style-name="P5"><text:span text:style-name="T10"><text:s text:c="12"/></text:span><text:span text:style-name="T10">agent.remember((current_state, action, reward, new_state, done))</text:span></text:p>
            <text:p text:style-name="P5"><text:span text:style-name="T10"><text:s text:c="12"/></text:span><text:span text:style-name="T10">agent.train(done, step)</text:span></text:p>
            <text:p text:style-name="P5"><text:span text:style-name="T10"/></text:p>
            <text:p text:style-name="P5"><text:span text:style-name="T10"><text:s text:c="12"/></text:span><text:span text:style-name="T10">current_state = new_state</text:span></text:p>
            <text:p text:style-name="P5"><text:span text:style-name="T10"><text:s text:c="12"/></text:span><text:span text:style-name="T10">step += </text:span><text:span text:style-name="T11">1</text:span></text:p>
            <text:p text:style-name="P5"><text:span text:style-name="T10"/></text:p>
            <text:p text:style-name="P5"><text:span text:style-name="T10"><text:s text:c="12"/></text:span><text:span text:style-name="T10">env.render(WINDOW)</text:span></text:p>
            <text:p text:style-name="P5"><text:span text:style-name="T10"><text:s text:c="8"/></text:span></text:p>
            <text:p text:style-name="P5"><text:span text:style-name="T10"><text:s text:c="8"/></text:span><text:span text:style-name="T9">print</text:span><text:span text:style-name="T10">(</text:span><text:span text:style-name="T12">"==== episode done! ===="</text:span><text:span text:style-name="T10">)</text:span></text:p>
            <text:p text:style-name="P5"><text:span text:style-name="T10"><text:s text:c="8"/></text:span></text:p>
            <text:p text:style-name="P5"><text:span text:style-name="T10"><text:s text:c="8"/></text:span><text:span text:style-name="T9">if</text:span><text:span text:style-name="T10"> ε &gt; params.ε_bounds[</text:span><text:span text:style-name="T11">0</text:span><text:span text:style-name="T10">]:</text:span></text:p>
            <text:p text:style-name="P5"><text:span text:style-name="T10"><text:s text:c="12"/></text:span><text:span text:style-name="T9">print</text:span><text:span text:style-name="T10">(</text:span><text:span text:style-name="T12">f"decaying {</text:span><text:span text:style-name="T10">ε </text:span><text:span text:style-name="T12">= }"</text:span><text:span text:style-name="T10">)</text:span></text:p>
            <text:p text:style-name="P5"><text:span text:style-name="T10"><text:s text:c="12"/></text:span><text:span text:style-name="T10">ε = </text:span><text:span text:style-name="T9">max</text:span><text:span text:style-name="T10">(ε * ε_decay, params.ε_bounds[</text:span><text:span text:style-name="T11">0</text:span><text:span text:style-name="T10">])</text:span></text:p>
            <text:p text:style-name="P5"><text:span text:style-name="T10"><text:s text:c="12"/></text:span></text:p>
            <text:p text:style-name="P5"><text:span text:style-name="T10"><text:s text:c="8"/></text:span><text:span text:style-name="T9">if</text:span><text:span text:style-name="T10"> params.ε_fluctuations and episode % </text:span><text:span text:style-name="T9">int</text:span><text:span text:style-name="T10">(env.dataset_size/params.ε_fluctuations) == </text:span><text:span text:style-name="T11">0</text:span><text:span text:style-name="T10">:</text:span></text:p>
            <text:p text:style-name="P5"><text:span text:style-name="T10"><text:s text:c="12"/></text:span><text:span text:style-name="T9">print</text:span><text:span text:style-name="T10">(</text:span><text:span text:style-name="T12">f"flucuating {</text:span><text:span text:style-name="T10">ε </text:span><text:span text:style-name="T12">= }"</text:span><text:span text:style-name="T10">)</text:span></text:p>
            <text:p text:style-name="P5"><text:span text:style-name="T10"><text:s text:c="12"/></text:span><text:span text:style-name="T10">ε = params.ε_bounds[</text:span><text:span text:style-name="T11">1</text:span><text:span text:style-name="T10">]</text:span></text:p>
            <text:p text:style-name="P5"><text:span text:style-name="T10"><text:s text:c="8"/></text:span></text:p>
            <text:p text:style-name="P5"><text:span text:style-name="T10"><text:s text:c="8"/></text:span><text:span text:style-name="T9">assert</text:span><text:span text:style-name="T10"> env.current_image_name is not </text:span><text:span text:style-name="T9">None</text:span></text:p>
            <text:p text:style-name="P5"><text:span text:style-name="T10"><text:s text:c="8"/></text:span><text:span text:style-name="T10">env.save_settings(agent.name, Path(__file__).parent / </text:span><text:span text:style-name="T12">"rl_reports"</text:span><text:span text:style-name="T10">) </text:span></text:p>
            <text:p text:style-name="P5"><text:span text:style-name="T10"><text:s text:c="8"/></text:span></text:p>
            <text:p text:style-name="P5"><text:span text:style-name="T10"><text:s text:c="8"/></text:span><text:span text:style-name="T9">print</text:span><text:span text:style-name="T10">(</text:span><text:span text:style-name="T12">"======================="</text:span><text:span text:style-name="T10">)</text:span></text:p>
            <text:p text:style-name="P5"><text:span text:style-name="T10"><text:s text:c="8"/></text:span></text:p>
            <text:p text:style-name="P5"><text:span text:style-name="T10"><text:s text:c="8"/></text:span><text:span text:style-name="T14"># if episode_reward == rewards_history[-1]:</text:span></text:p>
            <text:p text:style-name="P5"><text:span text:style-name="T10"><text:s text:c="8"/></text:span><text:span text:style-name="T14"># <text:s text:c="4"/>epsiodes_without_progress_count += 1</text:span></text:p>
            <text:p text:style-name="P5"><text:span text:style-name="T10"/></text:p>
            <text:p text:style-name="P5"><text:span text:style-name="T10"><text:s text:c="8"/></text:span><text:span text:style-name="T14"># rewards_history.append(episode_reward)</text:span></text:p>
            <text:p text:style-name="P5"><text:span text:style-name="T10"/></text:p>
            <text:p text:style-name="P5"><text:span text:style-name="T10"><text:s text:c="8"/></text:span></text:p>
            <text:p text:style-name="P5"><text:span text:style-name="T10"><text:s text:c="8"/></text:span><text:span text:style-name="T14"># if <text:s/>epsiodes_without_progress_count &gt; params.max_episodes_count_without_progress:</text:span></text:p>
            <text:p text:style-name="P5"><text:span text:style-name="T10"><text:s text:c="8"/></text:span><text:span text:style-name="T14"># <text:s text:c="4"/>ε = ε_values[-1]</text:span></text:p>
            <text:p text:style-name="P5"><text:span text:style-name="T10"><text:s text:c="8"/></text:span></text:p>
            <text:p text:style-name="P5"><text:span text:style-name="T10"/></text:p>
            <text:p text:style-name="P5"><text:span text:style-name="T10">params = Params(memory_sample_size=</text:span><text:span text:style-name="T11">128</text:span><text:span text:style-name="T10">, ε_fluctuations=</text:span><text:span text:style-name="T11">2</text:span><text:span text:style-name="T10">)</text:span></text:p>
            <text:p text:style-name="P5"><text:span text:style-name="T10">agent = EdgeDetectionAgent(</text:span><text:span text:style-name="T12">"curiosity"</text:span><text:span text:style-name="T10">, env, conv_list=[</text:span><text:span text:style-name="T11">32</text:span><text:span text:style-name="T10">], dense_list=[</text:span><text:span text:style-name="T11">32</text:span><text:span text:style-name="T10">, </text:span><text:span text:style-name="T11">32</text:span><text:span text:style-name="T10">], discount_rate=</text:span><text:span text:style-name="T11">0.99</text:span><text:span text:style-name="T10">, memory_sample_size=params.memory_sample_size)</text:span></text:p>
            <text:p text:style-name="P5"><text:span text:style-name="T10"/></text:p>
            <text:p text:style-name="P5"><text:span text:style-name="T10">run(env, agent, params)</text:span></text:p>
            <text:p text:style-name="P5"><text:span text:style-name="T10"/></text:p>
          </draw:text-box>
        </draw:frame>
        <draw:custom-shape draw:style-name="gr2" draw:text-style-name="P3" draw:layer="layout" svg:width="3.81cm" svg:height="1.27cm" svg:x="7.62cm" svg:y="0.635cm">
          <text:p text:style-name="P2"><text:span text:style-name="T8">rl_training.py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7" draw:layer="layout" svg:width="8.89cm" svg:height="13.335cm" svg:x="0.635cm" svg:y="2.415cm">
          <draw:text-box>
            <text:p><text:span text:style-name="T15">[tool.poetry]</text:span></text:p>
            <text:p><text:span text:style-name="T16">name = </text:span><text:span text:style-name="T17">"bone-fracture-detection"</text:span></text:p>
            <text:p><text:span text:style-name="T16">version = </text:span><text:span text:style-name="T17">"0.1.0"</text:span></text:p>
            <text:p><text:span text:style-name="T16">description = </text:span><text:span text:style-name="T17">""</text:span></text:p>
            <text:p><text:span text:style-name="T16">authors = [</text:span><text:span text:style-name="T17">"Ewen Le Bihan &lt;hey@ewen.works&gt;"</text:span><text:span text:style-name="T16">]</text:span></text:p>
            <text:p><text:span text:style-name="T16"/></text:p>
            <text:p><text:span text:style-name="T15">[tool.poetry.dependencies]</text:span></text:p>
            <text:p><text:span text:style-name="T16">python = </text:span><text:span text:style-name="T17">"^3.9,&lt;3.10"</text:span></text:p>
            <text:p><text:span text:style-name="T16">scikit-image = </text:span><text:span text:style-name="T17">"^0.18.1"</text:span></text:p>
            <text:p><text:span text:style-name="T16">opencv-python = </text:span><text:span text:style-name="T17">"^4.5.1"</text:span></text:p>
            <text:p><text:span text:style-name="T16">matplotlib = </text:span><text:span text:style-name="T17">"3.3.4"</text:span></text:p>
            <text:p><text:span text:style-name="T16">docopt = </text:span><text:span text:style-name="T17">"^0.6.2"</text:span></text:p>
            <text:p><text:span text:style-name="T16">svgpathtools = </text:span><text:span text:style-name="T17">"^1.4.1"</text:span></text:p>
            <text:p><text:span text:style-name="T16">PyYAML = </text:span><text:span text:style-name="T17">"^5.4.1"</text:span></text:p>
            <text:p><text:span text:style-name="T16">keras = </text:span><text:span text:style-name="T17">"^2.6.0"</text:span></text:p>
            <text:p><text:span text:style-name="T16">beautifulsoup4 = </text:span><text:span text:style-name="T17">"^4.9.3"</text:span></text:p>
            <text:p><text:span text:style-name="T16">python-slugify = </text:span><text:span text:style-name="T17">"^5.0.2"</text:span></text:p>
            <text:p><text:span text:style-name="T16">helium = </text:span><text:span text:style-name="T17">"^3.0.7"</text:span></text:p>
            <text:p><text:span text:style-name="T16">tensorflow = </text:span><text:span text:style-name="T17">"2.5"</text:span></text:p>
            <text:p><text:span text:style-name="T16">nptyping = </text:span><text:span text:style-name="T17">"^1.4.4"</text:span></text:p>
            <text:p><text:span text:style-name="T16">keras-rl = </text:span><text:span text:style-name="T17">"^0.4.2"</text:span></text:p>
            <text:p><text:span text:style-name="T16">Pillow = </text:span><text:span text:style-name="T17">"^9.0.1"</text:span></text:p>
            <text:p><text:span text:style-name="T16">deco = </text:span><text:span text:style-name="T17">"^0.6.3"</text:span></text:p>
            <text:p><text:span text:style-name="T16">gym = </text:span><text:span text:style-name="T17">"^0.23.1"</text:span></text:p>
            <text:p><text:span text:style-name="T16">pygame = </text:span><text:span text:style-name="T17">"^2.1.2"</text:span></text:p>
            <text:p><text:span text:style-name="T16">tqdm = </text:span><text:span text:style-name="T17">"^4.64.0"</text:span></text:p>
            <text:p><text:span text:style-name="T16"/></text:p>
            <text:p><text:span text:style-name="T15">[tool.poetry.dev-dependencies]</text:span></text:p>
            <text:p><text:span text:style-name="T16">black = {version = </text:span><text:span text:style-name="T17">"^21.4b2"</text:span><text:span text:style-name="T16">, allow-prereleases = true}</text:span></text:p>
            <text:p><text:span text:style-name="T16">rich = </text:span><text:span text:style-name="T17">"^10.1.0"</text:span></text:p>
            <text:p><text:span text:style-name="T16">rope = </text:span><text:span text:style-name="T17">"^0.19.0"</text:span></text:p>
            <text:p><text:span text:style-name="T16">ipython = </text:span><text:span text:style-name="T17">"^7.24.1"</text:span></text:p>
            <text:p><text:span text:style-name="T16">pylint = </text:span><text:span text:style-name="T17">"^2.9.3"</text:span></text:p>
            <text:p><text:span text:style-name="T16"/></text:p>
            <text:p><text:span text:style-name="T15">[build-system]</text:span></text:p>
            <text:p><text:span text:style-name="T16">requires = [</text:span><text:span text:style-name="T17">"poetry-core&gt;=1.0.0"</text:span><text:span text:style-name="T16">]</text:span></text:p>
            <text:p><text:span text:style-name="T16">build-backend = </text:span><text:span text:style-name="T17">"poetry.core.masonry.api"</text:span></text:p>
            <text:p><text:span text:style-name="T16"/></text:p>
            <text:p><text:span text:style-name="T15">[tool.pyright]</text:span></text:p>
            <text:p><text:span text:style-name="T16">venvPath = </text:span><text:span text:style-name="T17">"."</text:span></text:p>
            <text:p><text:span text:style-name="T16">venv = </text:span><text:span text:style-name="T17">".venv"</text:span></text:p>
            <text:p><text:span text:style-name="T18"/></text:p>
          </draw:text-box>
        </draw:frame>
        <draw:custom-shape draw:style-name="gr2" draw:text-style-name="P3" draw:layer="layout" svg:width="3.81cm" svg:height="1.27cm" svg:x="1.27cm" svg:y="0.635cm">
          <text:p text:style-name="P2"><text:span text:style-name="T8">pyproject.to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10:27:06.105570041</meta:creation-date>
    <dc:date>2022-05-19T10:56:58.647239325</dc:date>
    <meta:editing-duration>PT7M10S</meta:editing-duration>
    <meta:editing-cycles>2</meta:editing-cycles>
    <meta:generator>LibreOffice/7.3.3.2$Linux_X86_64 LibreOffice_project/30$Build-2</meta:generator>
    <meta:document-statistic meta:object-count="33"/>
  </office:meta>
</office:document-meta>
</file>